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528cm" fo:min-width="7.9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5" style:family="graphic" style:parent-style-name="standard">
      <style:graphic-properties draw:textarea-horizontal-align="justify" draw:textarea-vertical-align="middle" draw:auto-grow-height="false" fo:min-height="6.833cm" fo:min-width="26.178cm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 fo:min-height="0.639cm" fo:min-width="3.761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 fo:min-height="0.893cm" fo:min-width="3.761cm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 fo:min-height="1.02cm" fo:min-width="3.747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1.02cm" fo:min-width="16.103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1.528cm" fo:min-width="7.348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1.528cm" fo:min-width="7.347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1.564cm" fo:min-width="2.42cm"/>
    </style:style>
    <style:style style:name="gr13" style:family="graphic" style:parent-style-name="standard">
      <style:graphic-properties draw:textarea-horizontal-align="justify" draw:textarea-vertical-align="middle" draw:auto-grow-height="false" fo:min-height="1.321cm" fo:min-width="2.4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32cm" fo:min-width="0.602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ffffcc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2cm" svg:height="1.778cm" svg:x="16.928cm" svg:y="5.273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5.146cm" svg:y1="7.051cm" svg:x2="5.174cm" svg:y2="9.241cm">
            <text:p/>
          </draw:line>
          <draw:line draw:style-name="gr2" draw:text-style-name="P3" draw:layer="layout" svg:x1="21.048cm" svg:y1="7.051cm" svg:x2="21.049cm" svg:y2="9.241cm">
            <text:p/>
          </draw:line>
          <draw:line draw:style-name="gr2" draw:text-style-name="P3" draw:layer="layout" svg:x1="1.591cm" svg:y1="9.241cm" svg:x2="25.486cm" svg:y2="9.241cm">
            <text:p/>
          </draw:line>
          <draw:frame draw:style-name="gr3" draw:text-style-name="P4" draw:layer="layout" svg:width="7.827cm" svg:height="0.988cm" svg:x="9.667cm" svg:y="9.489cm">
            <draw:text-box>
              <text:p>10.100.0.0/24</text:p>
            </draw:text-box>
          </draw:frame>
          <draw:frame draw:style-name="gr4" draw:text-style-name="P4" draw:layer="layout" svg:width="5.649cm" svg:height="1.24cm" svg:x="5.451cm" svg:y="7.34cm">
            <draw:text-box>
              <text:p>10.100.0.10</text:p>
            </draw:text-box>
          </draw:frame>
          <draw:frame draw:style-name="gr4" draw:text-style-name="P4" draw:layer="layout" svg:width="5.649cm" svg:height="1.24cm" svg:x="21.272cm" svg:y="7.34cm">
            <draw:text-box>
              <text:p>10.100.0.11</text:p>
            </draw:text-box>
          </draw:frame>
        </draw:g>
      </draw:page>
      <draw:page draw:name="page2" draw:style-name="dp1" draw:master-page-name="Default">
        <draw:g>
          <draw:custom-shape draw:style-name="gr5" draw:text-style-name="P1" draw:layer="layout" svg:width="26.678cm" svg:height="7.083cm" svg:x="0.661cm" svg:y="4.3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261cm" svg:height="0.889cm" svg:x="4.958cm" svg:y="5.159cm">
            <text:p text:style-name="P1">Vnctl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3cm" svg:y="6.475cm">
            <text:p text:style-name="P1">WebAPI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2cm" svg:y="8.092cm">
            <text:p text:style-name="P1">Vnmgr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247cm" svg:height="1.27cm" svg:x="4.953cm" svg:y="9.69cm">
            <text:p text:style-name="P1">VNA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6.603cm" svg:height="1.27cm" svg:x="9.985cm" svg:y="9.69cm">
            <text:p text:style-name="P1">Open vSwitch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7.847cm" svg:height="1.778cm" svg:x="18.742cm" svg:y="7.173cm">
            <text:p text:style-name="P1">VM (inst2)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3.772cm" svg:y1="8.951cm" svg:x2="13.772cm" svg:y2="9.69cm">
            <text:p/>
          </draw:line>
          <draw:line draw:style-name="gr2" draw:text-style-name="P3" draw:layer="layout" svg:x1="22.582cm" svg:y1="8.951cm" svg:x2="22.582cm" svg:y2="9.69cm">
            <text:p/>
          </draw:line>
          <draw:custom-shape draw:style-name="gr12" draw:text-style-name="P8" draw:layer="layout" svg:width="2.919cm" svg:height="3.437cm" svg:x="1.344cm" svg:y="6.979cm">
            <text:p text:style-name="P1"><text:span text:style-name="T2">Databas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</draw:page>
      <draw:page draw:name="page3" draw:style-name="dp1" draw:master-page-name="Default">
        <draw:g>
          <draw:custom-shape draw:style-name="gr1" draw:text-style-name="P2" draw:layer="layout" svg:width="8.42cm" svg:height="1.778cm" svg:x="7.494cm" svg:y="5.273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7.494cm" svg:y="5.273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2cm" svg:height="1.778cm" svg:x="16.672cm" svg:y="5.273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56cm" svg:y1="7.051cm" svg:x2="11.588cm" svg:y2="9.241cm">
            <text:p/>
          </draw:line>
          <draw:line draw:style-name="gr2" draw:text-style-name="P3" draw:layer="layout" svg:x1="20.792cm" svg:y1="7.051cm" svg:x2="20.793cm" svg:y2="9.241cm">
            <text:p/>
          </draw:line>
          <draw:line draw:style-name="gr2" draw:text-style-name="P3" draw:layer="layout" svg:x1="1.335cm" svg:y1="9.241cm" svg:x2="25.23cm" svg:y2="9.241cm">
            <text:p/>
          </draw:line>
          <draw:frame draw:style-name="gr3" draw:text-style-name="P9" draw:layer="layout" svg:width="7.827cm" svg:height="0.988cm" svg:x="9.411cm" svg:y="9.489cm">
            <draw:text-box>
              <text:p><text:span text:style-name="T1">10.100.0.0/24</text:span></text:p>
            </draw:text-box>
          </draw:frame>
          <draw:frame draw:style-name="gr4" draw:text-style-name="P9" draw:layer="layout" svg:width="5.649cm" svg:height="1.24cm" svg:x="11.864cm" svg:y="7.312cm">
            <draw:text-box>
              <text:p><text:span text:style-name="T1">10.100.0.10</text:span></text:p>
            </draw:text-box>
          </draw:frame>
          <draw:frame draw:style-name="gr4" draw:text-style-name="P9" draw:layer="layout" svg:width="5.649cm" svg:height="1.24cm" svg:x="21.016cm" svg:y="7.34cm">
            <draw:text-box>
              <text:p><text:span text:style-name="T1">10.100.0.11</text:span></text:p>
            </draw:text-box>
          </draw:frame>
          <draw:custom-shape draw:style-name="gr13" draw:text-style-name="P1" draw:layer="layout" svg:width="2.949cm" svg:height="1.571cm" svg:x="1.335cm" svg:y="5.493cm">
            <text:p text:style-name="P1">DHCP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603cm" svg:y1="7.064cm" svg:x2="2.603cm" svg:y2="9.241cm">
            <text:p/>
          </draw:line>
          <draw:frame draw:style-name="gr4" draw:text-style-name="P9" draw:layer="layout" svg:width="5.649cm" svg:height="1.24cm" svg:x="3.239cm" svg:y="7.753cm">
            <draw:text-box>
              <text:p><text:span text:style-name="T1">10.100.0.100</text:span></text:p>
            </draw:text-box>
          </draw:frame>
        </draw:g>
      </draw:page>
      <draw:page draw:name="page4" draw:style-name="dp1" draw:master-page-name="Default">
        <draw:g>
          <draw:custom-shape draw:style-name="gr1" draw:text-style-name="P2" draw:layer="layout" svg:width="8.42cm" svg:height="1.778cm" svg:x="14.425cm" svg:y="2.34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4.425cm" svg:y="2.34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8.491cm" svg:y1="4.118cm" svg:x2="18.519cm" svg:y2="6.308cm">
            <text:p/>
          </draw:line>
          <draw:line draw:style-name="gr2" draw:text-style-name="P3" draw:layer="layout" svg:x1="2.127cm" svg:y1="6.308cm" svg:x2="26.022cm" svg:y2="6.308cm">
            <text:p/>
          </draw:line>
          <draw:frame draw:style-name="gr4" draw:text-style-name="P9" draw:layer="layout" svg:width="5.649cm" svg:height="1.24cm" svg:x="18.795cm" svg:y="4.379cm">
            <draw:text-box>
              <text:p><text:span text:style-name="T1">10.100.0.10</text:span></text:p>
            </draw:text-box>
          </draw:frame>
          <draw:custom-shape draw:style-name="gr13" draw:text-style-name="P10" draw:layer="layout" svg:width="2.949cm" svg:height="1.571cm" svg:x="2.127cm" svg:y="2.56cm">
            <text:p text:style-name="P1"><text:span text:style-name="T1">DHC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395cm" svg:y1="4.131cm" svg:x2="3.395cm" svg:y2="6.308cm">
            <text:p/>
          </draw:line>
          <draw:frame draw:style-name="gr4" draw:text-style-name="P9" draw:layer="layout" svg:width="5.649cm" svg:height="1.24cm" svg:x="4.031cm" svg:y="4.82cm">
            <draw:text-box>
              <text:p><text:span text:style-name="T1">10.100.0.100</text:span></text:p>
            </draw:text-box>
          </draw:frame>
          <draw:frame draw:style-name="gr3" draw:text-style-name="P4" draw:layer="layout" svg:width="4.467cm" svg:height="0.988cm" svg:x="11.767cm" svg:y="6.528cm">
            <draw:text-box>
              <text:p><text:span text:style-name="T1">10.100.0.0/24</text:span></text:p>
            </draw:text-box>
          </draw:frame>
          <draw:custom-shape draw:style-name="gr1" draw:text-style-name="P2" draw:layer="layout" svg:width="8.42cm" svg:height="1.778cm" svg:x="14.425cm" svg:y="8.156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4.425cm" svg:y="8.156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8.491cm" svg:y1="9.934cm" svg:x2="18.519cm" svg:y2="12.124cm">
            <text:p/>
          </draw:line>
          <draw:frame draw:style-name="gr4" draw:text-style-name="P9" draw:layer="layout" svg:width="5.649cm" svg:height="1.24cm" svg:x="18.795cm" svg:y="10.195cm">
            <draw:text-box>
              <text:p><text:span text:style-name="T1">192.168.50.10</text:span></text:p>
            </draw:text-box>
          </draw:frame>
          <draw:custom-shape draw:style-name="gr13" draw:text-style-name="P10" draw:layer="layout" svg:width="2.949cm" svg:height="1.571cm" svg:x="2.127cm" svg:y="8.376cm">
            <text:p text:style-name="P1"><text:span text:style-name="T1">DHC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395cm" svg:y1="9.947cm" svg:x2="3.395cm" svg:y2="12.124cm">
            <text:p/>
          </draw:line>
          <draw:frame draw:style-name="gr14" draw:text-style-name="P9" draw:layer="layout" svg:width="6.172cm" svg:height="1.725cm" svg:x="4.031cm" svg:y="10.636cm">
            <draw:text-box>
              <text:p><text:span text:style-name="T1">192.168.50.100</text:span></text:p>
            </draw:text-box>
          </draw:frame>
          <draw:frame draw:style-name="gr15" draw:text-style-name="P4" draw:layer="layout" svg:width="5.5cm" svg:height="1.066cm" svg:x="11.324cm" svg:y="12.344cm">
            <draw:text-box>
              <text:p>192.168.50.0/24</text:p>
            </draw:text-box>
          </draw:frame>
          <draw:line draw:style-name="gr2" draw:text-style-name="P3" draw:layer="layout" svg:x1="1.979cm" svg:y1="12.14cm" svg:x2="25.874cm" svg:y2="12.14cm">
            <text:p/>
          </draw:line>
        </draw:g>
      </draw:page>
      <draw:page draw:name="page5" draw:style-name="dp1" draw:master-page-name="Default">
        <draw:g>
          <draw:custom-shape draw:style-name="gr1" draw:text-style-name="P2" draw:layer="layout" svg:width="8.42cm" svg:height="1.778cm" svg:x="8.058cm" svg:y="2.011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8.058cm" svg:y="2.011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2.124cm" svg:y1="3.789cm" svg:x2="12.152cm" svg:y2="5.979cm">
            <text:p/>
          </draw:line>
          <draw:line draw:style-name="gr2" draw:text-style-name="P3" draw:layer="layout" svg:x1="1.899cm" svg:y1="5.979cm" svg:x2="25.794cm" svg:y2="5.979cm">
            <text:p/>
          </draw:line>
          <draw:frame draw:style-name="gr4" draw:text-style-name="P9" draw:layer="layout" svg:width="5.649cm" svg:height="1.24cm" svg:x="12.428cm" svg:y="4.05cm">
            <draw:text-box>
              <text:p><text:span text:style-name="T1">10.100.0.10</text:span></text:p>
            </draw:text-box>
          </draw:frame>
          <draw:custom-shape draw:style-name="gr13" draw:text-style-name="P10" draw:layer="layout" svg:width="2.949cm" svg:height="1.571cm" svg:x="1.899cm" svg:y="2.231cm">
            <text:p text:style-name="P1"><text:span text:style-name="T1">DHC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167cm" svg:y1="3.802cm" svg:x2="3.167cm" svg:y2="5.979cm">
            <text:p/>
          </draw:line>
          <draw:frame draw:style-name="gr4" draw:text-style-name="P9" draw:layer="layout" svg:width="5.649cm" svg:height="1.24cm" svg:x="3.803cm" svg:y="4.491cm">
            <draw:text-box>
              <text:p><text:span text:style-name="T1">10.100.0.100</text:span></text:p>
            </draw:text-box>
          </draw:frame>
          <draw:frame draw:style-name="gr3" draw:text-style-name="P9" draw:layer="layout" svg:width="5.87cm" svg:height="0.988cm" svg:x="8.597cm" svg:y="6.199cm">
            <draw:text-box>
              <text:p><text:span text:style-name="T1">10.100.0.0/24</text:span></text:p>
            </draw:text-box>
          </draw:frame>
          <draw:custom-shape draw:style-name="gr1" draw:text-style-name="P2" draw:layer="layout" svg:width="8.42cm" svg:height="1.778cm" svg:x="8.058cm" svg:y="7.827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8.058cm" svg:y="7.827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2.124cm" svg:y1="9.605cm" svg:x2="12.152cm" svg:y2="11.795cm">
            <text:p/>
          </draw:line>
          <draw:line draw:style-name="gr2" draw:text-style-name="P3" draw:layer="layout" svg:x1="1.899cm" svg:y1="11.795cm" svg:x2="25.781cm" svg:y2="11.811cm">
            <text:p/>
          </draw:line>
          <draw:frame draw:style-name="gr4" draw:text-style-name="P9" draw:layer="layout" svg:width="5.649cm" svg:height="1.24cm" svg:x="12.428cm" svg:y="9.866cm">
            <draw:text-box>
              <text:p><text:span text:style-name="T1">192.168.50.10</text:span></text:p>
            </draw:text-box>
          </draw:frame>
          <draw:custom-shape draw:style-name="gr13" draw:text-style-name="P10" draw:layer="layout" svg:width="2.949cm" svg:height="1.571cm" svg:x="1.899cm" svg:y="8.047cm">
            <text:p text:style-name="P1"><text:span text:style-name="T1">DHC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167cm" svg:y1="9.618cm" svg:x2="3.167cm" svg:y2="11.795cm">
            <text:p/>
          </draw:line>
          <draw:frame draw:style-name="gr14" draw:text-style-name="P9" draw:layer="layout" svg:width="6.172cm" svg:height="1.725cm" svg:x="3.803cm" svg:y="10.307cm">
            <draw:text-box>
              <text:p><text:span text:style-name="T1">192.168.50.100</text:span></text:p>
            </draw:text-box>
          </draw:frame>
          <draw:frame draw:style-name="gr14" draw:text-style-name="P9" draw:layer="layout" svg:width="6.532cm" svg:height="1.725cm" svg:x="7.935cm" svg:y="12.015cm">
            <draw:text-box>
              <text:p><text:span text:style-name="T1">192.168.50.0/24</text:span></text:p>
            </draw:text-box>
          </draw:frame>
          <draw:custom-shape draw:style-name="gr16" draw:text-style-name="P11" draw:layer="layout" svg:width="1.544cm" svg:height="1.516cm" svg:x="18.56cm" svg:y="8.18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2" draw:text-style-name="P3" draw:layer="layout" svg:x1="19.332cm" svg:y1="5.979cm" svg:x2="19.359cm" svg:y2="8.184cm">
            <text:p/>
          </draw:line>
          <draw:line draw:style-name="gr2" draw:text-style-name="P3" draw:layer="layout" svg:x1="19.35cm" svg:y1="9.7cm" svg:x2="19.377cm" svg:y2="11.795cm">
            <text:p/>
          </draw:line>
          <draw:frame draw:style-name="gr3" draw:text-style-name="P4" draw:layer="layout" svg:width="6.559cm" svg:height="0.988cm" svg:x="19.524cm" svg:y="7.196cm">
            <draw:text-box>
              <text:p>10.100.0.1</text:p>
            </draw:text-box>
          </draw:frame>
          <draw:frame draw:style-name="gr3" draw:text-style-name="P4" draw:layer="layout" svg:width="6.559cm" svg:height="0.988cm" svg:x="19.542cm" svg:y="9.657cm">
            <draw:text-box>
              <text:p>192.168.50.1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5-12-17T16:14:16.472588949</dc:date>
    <meta:editing-duration>PT2H34M50S</meta:editing-duration>
    <meta:editing-cycles>9</meta:editing-cycles>
    <meta:generator>LibreOffice/4.4.7.2$Linux_X86_64 LibreOffice_project/40m0$Build-2</meta:generator>
    <meta:document-statistic meta:object-count="79"/>
  </office:meta>
</office:document-meta>
</file>